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25">Type: BDKG-</text:span><text:span text:style-name="T26">2</text:span><text:span text:style-name="T25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9">/</text:span><text:span text:style-name="T11">N</text:span><text:span text:style-name="T29">: <text:s/></text:span><text:span text:style-name="T30">$allSerial</text:span></text:p>
      <text:p text:style-name="P4"/>
      <text:p text:style-name="P3">Measurement limits: </text:p>
      <text:p text:style-name="P4">BDKG-23: γ 0.1 µGy /h – 100 <text:span text:style-name="T20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9010753152558787341" text:style-name="L1">
        <text:list-item>
          <text:p text:style-name="P40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40"><text:span text:style-name="T10">Atmospheric pressure<text:tab/></text:span><text:span text:style-name="T10"><text:tab/><text:tab/><text:tab/>98,5 kPa</text:span></text:p>
        </text:list-item>
        <text:list-item>
          <text:p text:style-name="P40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<text:span text:style-name="T14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4">H</text:span><text:span text:style-name="T15">1</text:span></text:p>
          </table:table-cell>
          <table:table-cell table:style-name="t1.D3" office:value-type="string">
            <text:p text:style-name="P34"><text:span text:style-name="T9">H</text:span><text:span text:style-name="T15">2</text:span></text:p>
          </table:table-cell>
          <table:table-cell table:style-name="t1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0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4">H</text:span><text:span text:style-name="T15">1</text:span></text:p>
          </table:table-cell>
          <table:table-cell table:style-name="t2.D3" office:value-type="string">
            <text:p text:style-name="P34"><text:span text:style-name="T9">H</text:span><text:span text:style-name="T15">2</text:span></text:p>
          </table:table-cell>
          <table:table-cell table:style-name="t2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<text:span text:style-name="T8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<text:span text:style-name="T8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<text:span text:style-name="T8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8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8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8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0">0,7</text:span> <text:span text:style-name="T8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<text:span text:style-name="T8">Gy</text:span>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4">H</text:span><text:span text:style-name="T15">1</text:span></text:p>
          </table:table-cell>
          <table:table-cell table:style-name="t3.D3" office:value-type="string">
            <text:p text:style-name="P34"><text:span text:style-name="T9">H</text:span><text:span text:style-name="T15">2</text:span></text:p>
          </table:table-cell>
          <table:table-cell table:style-name="t3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<text:span text:style-name="T8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<text:span text:style-name="T8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<text:span text:style-name="T8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8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8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8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0">0,7</text:span> <text:span text:style-name="T8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<text:span text:style-name="T8">Gy</text:span>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4">H</text:span><text:span text:style-name="T15">1</text:span></text:p>
          </table:table-cell>
          <table:table-cell table:style-name="t4.D3" office:value-type="string">
            <text:p text:style-name="P34"><text:span text:style-name="T9">H</text:span><text:span text:style-name="T15">2</text:span></text:p>
          </table:table-cell>
          <table:table-cell table:style-name="t4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<text:span text:style-name="T8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<text:span text:style-name="T8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<text:span text:style-name="T8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8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8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8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0">0,7</text:span> <text:span text:style-name="T8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<text:span text:style-name="T8">Gy</text:span>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4">H</text:span><text:span text:style-name="T15">1</text:span></text:p>
          </table:table-cell>
          <table:table-cell table:style-name="t5.D3" office:value-type="string">
            <text:p text:style-name="P34"><text:span text:style-name="T9">H</text:span><text:span text:style-name="T15">2</text:span></text:p>
          </table:table-cell>
          <table:table-cell table:style-name="t5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<text:span text:style-name="T8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<text:span text:style-name="T8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<text:span text:style-name="T8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8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8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8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0">0,7</text:span> <text:span text:style-name="T8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<text:span text:style-name="T8">Gy</text:span>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8">Back-ground</text:span>, <text:span text:style-name="T9">nGy/h</text:span></text:p>
          </table:table-cell>
          <table:table-cell table:style-name="t6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4">H</text:span><text:span text:style-name="T15">1</text:span></text:p>
          </table:table-cell>
          <table:table-cell table:style-name="t6.D3" office:value-type="string">
            <text:p text:style-name="P34"><text:span text:style-name="T9">H</text:span><text:span text:style-name="T15">2</text:span></text:p>
          </table:table-cell>
          <table:table-cell table:style-name="t6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<text:span text:style-name="T8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<text:span text:style-name="T8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<text:span text:style-name="T8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8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8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8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0">0,7</text:span> <text:span text:style-name="T8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<text:span text:style-name="T8">Gy</text:span>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4">H</text:span><text:span text:style-name="T15">1</text:span></text:p>
          </table:table-cell>
          <table:table-cell table:style-name="t7.D3" office:value-type="string">
            <text:p text:style-name="P34"><text:span text:style-name="T9">H</text:span><text:span text:style-name="T15">2</text:span></text:p>
          </table:table-cell>
          <table:table-cell table:style-name="t7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<text:span text:style-name="T8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<text:span text:style-name="T8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<text:span text:style-name="T8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8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8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8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0">0,7</text:span> <text:span text:style-name="T8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<text:span text:style-name="T8">Gy</text:span>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4">H</text:span><text:span text:style-name="T15">1</text:span></text:p>
          </table:table-cell>
          <table:table-cell table:style-name="t8.D3" office:value-type="string">
            <text:p text:style-name="P34"><text:span text:style-name="T9">H</text:span><text:span text:style-name="T15">2</text:span></text:p>
          </table:table-cell>
          <table:table-cell table:style-name="t8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<text:span text:style-name="T8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<text:span text:style-name="T8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<text:span text:style-name="T8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8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8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8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0">0,7</text:span> <text:span text:style-name="T8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<text:span text:style-name="T8">Gy</text:span>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8">Back-ground</text:span>, <text:span text:style-name="T14">n</text:span><text:span text:style-name="T9">Gy</text:span><text:span text:style-name="T14">/h</text:span></text:p>
          </table:table-cell>
          <table:table-cell table:style-name="t9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4">H</text:span><text:span text:style-name="T15">1</text:span></text:p>
          </table:table-cell>
          <table:table-cell table:style-name="t9.D3" office:value-type="string">
            <text:p text:style-name="P34"><text:span text:style-name="T9">H</text:span><text:span text:style-name="T15">2</text:span></text:p>
          </table:table-cell>
          <table:table-cell table:style-name="t9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<text:span text:style-name="T8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<text:span text:style-name="T8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<text:span text:style-name="T8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8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8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8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0">0,7</text:span> <text:span text:style-name="T8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<text:span text:style-name="T8">Gy</text:span>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0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4">H</text:span><text:span text:style-name="T15">1</text:span></text:p>
          </table:table-cell>
          <table:table-cell table:style-name="t10.D3" office:value-type="string">
            <text:p text:style-name="P34"><text:span text:style-name="T9">H</text:span><text:span text:style-name="T15">2</text:span></text:p>
          </table:table-cell>
          <table:table-cell table:style-name="t10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<text:span text:style-name="T8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<text:span text:style-name="T8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<text:span text:style-name="T8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8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8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8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0">0,7</text:span> <text:span text:style-name="T8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<text:span text:style-name="T8">Gy</text:span>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2:01.10</dc:date>
    <meta:print-date>2019-04-03T15:18:00</meta:print-date>
    <meta:editing-cycles>143</meta:editing-cycles>
    <meta:editing-duration>PT10H37M30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90" meta:character-count="9389"/>
  </office:meta>
</office:document-meta>
</file>